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021cm" fo:min-width="2.436cm"/>
    </style:style>
    <style:style style:name="gr2" style:family="graphic" style:parent-style-name="standard">
      <style:graphic-properties draw:textarea-horizontal-align="justify" draw:textarea-vertical-align="middle" draw:auto-grow-height="false" fo:min-height="4.322cm" fo:min-width="4.834cm"/>
    </style:style>
    <style:style style:name="gr3" style:family="graphic" style:parent-style-name="standard">
      <style:graphic-properties draw:textarea-horizontal-align="justify" draw:textarea-vertical-align="middle" draw:auto-grow-height="false" fo:min-height="2.193cm" fo:min-width="3.565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818cm"/>
    </style:style>
    <style:style style:name="gr5" style:family="graphic" style:parent-style-name="standard">
      <style:graphic-properties draw:textarea-horizontal-align="justify" draw:textarea-vertical-align="middle" draw:auto-grow-height="false" fo:min-height="2.164cm" fo:min-width="1.78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529cm" fo:min-width="2.436cm"/>
    </style:style>
    <style:style style:name="gr9" style:family="graphic" style:parent-style-name="standard">
      <style:graphic-properties draw:textarea-horizontal-align="justify" draw:textarea-vertical-align="middle" draw:auto-grow-height="false" fo:min-height="2.545cm" fo:min-width="2.59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11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4.834cm"/>
    </style:style>
    <style:style style:name="gr13" style:family="graphic" style:parent-style-name="standard">
      <style:graphic-properties draw:textarea-horizontal-align="justify" draw:textarea-vertical-align="middle" draw:auto-grow-height="false" fo:min-height="1.184cm" fo:min-width="2.25cm"/>
    </style:style>
    <style:style style:name="gr14" style:family="graphic" style:parent-style-name="standard">
      <style:graphic-properties draw:textarea-horizontal-align="justify" draw:textarea-vertical-align="middle" draw:auto-grow-height="false" fo:min-height="1.91cm" fo:min-width="1.66cm"/>
    </style:style>
    <style:style style:name="gr15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6" draw:id="id6" draw:layer="layout" svg:width="4.826cm" svg:height="1.27cm" svg:x="1.524cm" svg:y="1.27cm">
          <text:p text:style-name="P1">Get players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1" draw:id="id1" draw:layer="layout" svg:width="5.334cm" svg:height="4.572cm" svg:x="8.128cm" svg:y="1.27cm">
          <text:p text:style-name="P1">Choose two<text:line-break/>players relative<text:line-break/>to number of<text:line-break/>games play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2" draw:id="id2" draw:layer="layout" svg:width="4.064cm" svg:height="3.048cm" svg:x="15.24cm" svg:y="1.27cm">
          <text:p text:style-name="P1">Prompt for<text:line-break/>preference:<text:line-break/>1, 2, or end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" xml:id="id4" draw:id="id4" draw:layer="layout" svg:width="4.318cm" svg:height="1.27cm" svg:x="16.51cm" svg:y="7.874cm">
          <text:p text:style-name="P1">Record resul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3" draw:id="id3" draw:layer="layout" svg:width="4.572cm" svg:height="4.826cm" svg:x="21.336cm" svg:y="0.762cm">
          <text:p text:style-name="P1">Continu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6" draw:text-style-name="P1" draw:layer="layout" draw:type="lines" svg:x1="13.462cm" svg:y1="3.556cm" svg:x2="15.24cm" svg:y2="2.794cm" draw:start-shape="id1" draw:start-glue-point="7" draw:end-shape="id2" draw:end-glue-point="5" svg:d="M13462 3556h502l775-762h501" svg:viewBox="0 0 1779 763">
          <text:p/>
        </draw:connector>
        <draw:connector draw:style-name="gr6" draw:text-style-name="P1" draw:layer="layout" draw:type="lines" svg:x1="19.304cm" svg:y1="2.794cm" svg:x2="21.336cm" svg:y2="3.175cm" draw:start-shape="id2" draw:start-glue-point="7" draw:end-shape="id3" draw:end-glue-point="5" svg:d="M19304 2794h502l1029 381h501" svg:viewBox="0 0 2033 382">
          <text:p/>
        </draw:connector>
        <draw:connector draw:style-name="gr7" draw:text-style-name="P1" draw:layer="layout" draw:type="lines" svg:x1="23.622cm" svg:y1="5.588cm" svg:x2="20.828cm" svg:y2="8.509cm" draw:start-shape="id3" draw:start-glue-point="6" draw:end-shape="id4" svg:d="M23622 5588v502l-2292 2419h-502" svg:viewBox="0 0 2795 2922">
          <text:p text:style-name="P1">Yes</text:p>
        </draw:connector>
        <draw:custom-shape draw:style-name="gr8" draw:text-style-name="P1" xml:id="id9" draw:id="id9" draw:layer="layout" svg:width="4.826cm" svg:height="1.778cm" svg:x="11.938cm" svg:y="16.51cm">
          <text:p text:style-name="P1">Update<text:line-break/>ratings file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draw:type="lines" svg:x1="25.908cm" svg:y1="3.175cm" svg:x2="26.162cm" svg:y2="11.811cm" draw:start-shape="id3" draw:start-glue-point="7" draw:end-shape="id5" draw:end-glue-point="7" svg:d="M25908 3175h502l254 8636h-502" svg:viewBox="0 0 757 8637">
          <text:p text:style-name="P1">No</text:p>
        </draw:connector>
        <draw:custom-shape draw:style-name="gr9" draw:text-style-name="P1" xml:id="id7" draw:id="id7" draw:layer="layout" svg:width="5.08cm" svg:height="2.794cm" svg:x="0.508cm" svg:y="4.318cm">
          <text:p text:style-name="P1">Get number<text:line-break/>of games<text:line-break/>play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1" draw:layer="layout" draw:type="lines" svg:x1="3.937cm" svg:y1="2.54cm" svg:x2="3.556cm" svg:y2="4.318cm" draw:start-shape="id6" draw:start-glue-point="8" draw:end-shape="id7" draw:end-glue-point="4" svg:d="M3937 2540v502l-381 775v501" svg:viewBox="0 0 382 1779">
          <text:p/>
        </draw:connector>
        <draw:connector draw:style-name="gr6" draw:text-style-name="P1" draw:layer="layout" draw:type="lines" svg:x1="5.071cm" svg:y1="5.715cm" svg:x2="8.128cm" svg:y2="3.556cm" draw:start-shape="id7" draw:start-glue-point="9" draw:end-shape="id1" draw:end-glue-point="5" svg:d="M5071 5715h1019l1537-2159h501" svg:viewBox="0 0 3058 2160">
          <text:p/>
        </draw:connector>
        <draw:custom-shape draw:style-name="gr10" draw:text-style-name="P1" xml:id="id8" draw:id="id8" draw:layer="layout" svg:width="5.334cm" svg:height="1.524cm" svg:x="3.556cm" svg:y="17.272cm">
          <text:p text:style-name="P1">Compute rat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s" svg:x1="8.89cm" svg:y1="18.034cm" svg:x2="12.42cm" svg:y2="17.399cm" draw:start-shape="id8" draw:end-shape="id9" draw:end-glue-point="6" svg:d="M8890 18034h502l2045-635h983" svg:viewBox="0 0 3531 636">
          <text:p/>
        </draw:connector>
        <draw:custom-shape draw:style-name="gr11" draw:text-style-name="P1" xml:id="id10" draw:id="id10" draw:layer="layout" svg:width="4.572cm" svg:height="2.54cm" svg:x="11.938cm" svg:y="10.668cm">
          <text:p text:style-name="P1">Format list of<text:line-break/>games for<text:line-break/>glicko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xml:id="id11" draw:id="id11" draw:layer="layout" svg:width="5.334cm" svg:height="1.778cm" svg:x="2.032cm" svg:y="11.43cm">
          <text:p text:style-name="P1">Format initializing<text:line-break/>status for glicko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s" svg:x1="11.938cm" svg:y1="11.938cm" svg:x2="7.366cm" svg:y2="12.319cm" draw:start-shape="id10" draw:end-shape="id11" svg:d="M11938 11938h-501l-3569 381h-502" svg:viewBox="0 0 4573 382">
          <text:p/>
        </draw:connector>
        <draw:connector draw:style-name="gr6" draw:text-style-name="P1" draw:layer="layout" draw:type="lines" svg:x1="4.699cm" svg:y1="13.208cm" svg:x2="6.223cm" svg:y2="17.272cm" draw:start-shape="id11" draw:start-glue-point="6" draw:end-shape="id8" draw:end-glue-point="4" svg:d="M4699 13208v502l1524 3061v501" svg:viewBox="0 0 1525 4065">
          <text:p/>
        </draw:connector>
        <draw:custom-shape draw:style-name="gr13" draw:text-style-name="P1" xml:id="id12" draw:id="id12" draw:layer="layout" svg:width="3.048cm" svg:height="2.032cm" svg:x="21.336cm" svg:y="16.51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lines" svg:x1="16.273cm" svg:y1="17.399cm" svg:x2="21.336cm" svg:y2="17.526cm" draw:start-shape="id9" draw:start-glue-point="9" draw:end-shape="id12" draw:end-glue-point="5" svg:d="M16273 17399h993l3569 127h501" svg:viewBox="0 0 5064 128">
          <text:p/>
        </draw:connector>
        <draw:custom-shape draw:style-name="gr14" draw:text-style-name="P1" xml:id="id5" draw:id="id5" draw:layer="layout" svg:width="4.318cm" svg:height="4.318cm" svg:x="21.844cm" svg:y="9.652cm">
          <text:p text:style-name="P1">Any games<text:line-break/>play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s" svg:x1="24.003cm" svg:y1="13.97cm" svg:x2="24.384cm" svg:y2="17.526cm" draw:start-shape="id5" draw:start-glue-point="6" draw:end-shape="id12" draw:end-glue-point="7" svg:d="M24003 13970v502l883 3054h-502" svg:viewBox="0 0 884 3557">
          <text:p text:style-name="P1">No</text:p>
        </draw:connector>
        <draw:connector draw:style-name="gr6" draw:text-style-name="P1" draw:layer="layout" draw:type="lines" svg:x1="16.51cm" svg:y1="8.509cm" svg:x2="13.462cm" svg:y2="8.509cm" draw:start-shape="id4" draw:start-glue-point="5" draw:end-shape="id13" draw:end-glue-point="7" svg:d="M16510 8509h-501-2045-502" svg:viewBox="0 0 3049 1">
          <text:p/>
        </draw:connector>
        <draw:connector draw:style-name="gr7" draw:text-style-name="P1" draw:layer="layout" draw:type="lines" svg:x1="21.844cm" svg:y1="11.811cm" svg:x2="16.51cm" svg:y2="11.938cm" draw:start-shape="id5" draw:start-glue-point="5" draw:end-shape="id10" svg:d="M21844 11811h-501l-4331 127h-502" svg:viewBox="0 0 5335 128">
          <text:p text:style-name="P1">Yes</text:p>
        </draw:connector>
        <draw:custom-shape draw:style-name="gr15" draw:text-style-name="P1" xml:id="id13" draw:id="id13" draw:layer="layout" svg:width="5.08cm" svg:height="1.778cm" svg:x="8.382cm" svg:y="7.62cm">
          <text:p text:style-name="P1">Update number<text:line-break/>of games played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s" svg:x1="10.922cm" svg:y1="7.62cm" svg:x2="10.795cm" svg:y2="5.842cm" draw:start-shape="id13" draw:start-glue-point="4" draw:end-shape="id1" draw:end-glue-point="6" svg:d="M10922 7620v-501l-127-775v-502" svg:viewBox="0 0 128 1779">
          <text:p/>
        </draw:connector>
        <presentation:notes draw:style-name="dp2">
          <draw:page-thumbnail draw:style-name="gr1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4T10:38:32.940535000</meta:creation-date>
    <dc:date>2015-07-14T16:50:59.852929000</dc:date>
    <meta:editing-duration>PT12M24S</meta:editing-duration>
    <meta:editing-cycles>4</meta:editing-cycles>
    <meta:generator>LibreOffice/4.3.7.2$MacOSX_X86_64 LibreOffice_project/8a35821d8636a03b8bf4e15b48f59794652c68ba</meta:generator>
    <meta:document-statistic meta:object-count="50"/>
  </office:meta>
</office:document-meta>
</file>